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47in" fo:margin-left="0in" fo:margin-right="-0.0097in" fo:break-before="page" table:align="margins"/>
    </style:style>
    <style:style style:name="Table1.A" style:family="table-column">
      <style:table-column-properties style:column-width="4.2264in" style:rel-column-width="39940*"/>
    </style:style>
    <style:style style:name="Table1.B" style:family="table-column">
      <style:table-column-properties style:column-width="2.7083in" style:rel-column-width="25595*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6.125in" style:rel-column-width="57946*"/>
    </style:style>
    <style:style style:name="Table2.B" style:family="table-column">
      <style:table-column-properties style:column-width="0.8021in" style:rel-column-width="7589*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9847in" style:rel-column-width="9318*"/>
    </style:style>
    <style:style style:name="Table8.B" style:family="table-column">
      <style:table-column-properties style:column-width="0.1708in" style:rel-column-width="1616*"/>
    </style:style>
    <style:style style:name="Table8.C" style:family="table-column">
      <style:table-column-properties style:column-width="2.1021in" style:rel-column-width="19893*"/>
    </style:style>
    <style:style style:name="Table8.D" style:family="table-column">
      <style:table-column-properties style:column-width="0.7007in" style:rel-column-width="6631*"/>
    </style:style>
    <style:style style:name="Table8.E" style:family="table-column">
      <style:table-column-properties style:column-width="2.9667in" style:rel-column-width="28077*"/>
    </style:style>
    <style:style style:name="Table8.A1" style:family="table-cell">
      <style:table-cell-properties fo:padding="0.0382in" fo:border="none"/>
    </style:style>
    <style:style style:name="Table3" style:family="table">
      <style:table-properties style:width="6.9319in" fo:margin-left="0in" fo:margin-right="-0.0069in" table:align="margins"/>
    </style:style>
    <style:style style:name="Table3.A" style:family="table-column">
      <style:table-column-properties style:column-width="0.7194in" style:rel-column-width="6801*"/>
    </style:style>
    <style:style style:name="Table3.B" style:family="table-column">
      <style:table-column-properties style:column-width="0.384in" style:rel-column-width="3630*"/>
    </style:style>
    <style:style style:name="Table3.C" style:family="table-column">
      <style:table-column-properties style:column-width="5.8285in" style:rel-column-width="55104*"/>
    </style:style>
    <style:style style:name="Table3.1" style:family="table-row">
      <style:table-row-properties style:min-row-height="0.8431in"/>
    </style:style>
    <style:style style:name="Table3.A1" style:family="table-cell">
      <style:table-cell-properties fo:padding="0in" fo:border="none"/>
    </style:style>
    <style:style style:name="Table3.B2" style:family="table-cell" style:data-style-name="N0">
      <style:table-cell-properties fo:padding="0in" fo:border="none"/>
    </style:style>
    <style:style style:name="Table3.3" style:family="table-row">
      <style:table-row-properties style:min-row-height="1.0139in"/>
    </style:style>
    <style:style style:name="Table4" style:family="table">
      <style:table-properties style:width="2.9826in" fo:margin-left="3.9382in" fo:margin-right="0.0042in" table:align="margins"/>
    </style:style>
    <style:style style:name="Table4.A" style:family="table-column">
      <style:table-column-properties style:column-width="2.9826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1.0757in"/>
    </style:style>
    <style:style style:name="Table4.3" style:family="table-row">
      <style:table-row-properties style:min-row-height="0.2181in"/>
    </style:style>
    <style:style style:name="Table4.4" style:family="table-row">
      <style:table-row-properties style:min-row-height="0.2368in"/>
    </style:style>
    <style:style style:name="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2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3" style:family="paragraph" style:parent-style-name="Header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4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Arial" fo:font-size="8pt" fo:language="en" fo:country="US" style:font-size-asian="8pt" style:font-name-complex="Arial" style:font-size-complex="9pt"/>
    </style:style>
    <style:style style:name="P5" style:family="paragraph" style:parent-style-name="Header">
      <style:paragraph-properties loext:contextual-spacing="false" fo:margin-left="0in" fo:margin-right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6" style:family="paragraph" style:parent-style-name="Text_20_body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Arial" style:font-size-complex="12pt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Arial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style:font-name-asian="Calibri" style:font-size-asian="12pt" style:font-name-complex="Calibri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style:font-name-asian="Calibri" style:font-size-asian="12pt" style:font-name-complex="Calibri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ext_20_body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id" fo:country="ID" style:font-size-asian="12pt" style:font-size-complex="12pt"/>
    </style:style>
    <style:style style:name="P17" style:family="paragraph" style:parent-style-name="Standard">
      <style:paragraph-properties fo:margin-top="0.0417in" fo:margin-bottom="0in" fo:text-align="start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in" fo:margin-right="0.0016in" fo:margin-top="0in" fo:margin-bottom="0in" fo:text-align="justify" style:justify-single-word="false" fo:text-indent="0in" style:auto-text-indent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id" fo:country="ID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21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0pt" fo:language="en" fo:country="US" style:font-size-asian="10pt" style:font-name-complex="Arial" style:font-size-complex="10pt"/>
    </style:style>
    <style:style style:name="P22" style:family="paragraph" style:parent-style-name="Standard" style:list-style-name="WW8Num2">
      <style:paragraph-properties fo:margin-left="0in" fo:margin-right="0.0016in" fo:margin-top="0in" fo:margin-bottom="0in" fo:text-align="justify" style:justify-single-word="false" fo:text-indent="0in" style:auto-text-indent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id" fo:country="ID" style:font-size-asian="12pt" style:font-size-complex="12pt"/>
    </style:style>
    <style:style style:name="P23" style:family="paragraph" style:parent-style-name="Standard" style:list-style-name="WW8Num2">
      <style:paragraph-properties fo:margin-left="0in" fo:margin-right="0.0016in" fo:margin-top="0in" fo:margin-bottom="0in" fo:text-align="justify" style:justify-single-word="false" fo:text-indent="0in" style:auto-text-indent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weight-complex="bold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en" fo:country="US" style:font-name-complex="Arial" style:font-weight-complex="bold"/>
    </style:style>
    <style:style style:name="T5" style:family="text">
      <style:text-properties fo:language="fi" fo:country="FI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8"/>
          </table:table-cell>
          <table:table-cell office:value-type="string">
            <text:p text:style-name="P21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number-columns-spanned="2" office:value-type="string">
            <text:p text:style-name="P7">{kejaksaan}</text:p>
          </table:table-cell>
          <table:covered-table-cell/>
        </table:table-row>
        <table:table-row>
          <table:table-cell office:value-type="string">
            <text:p text:style-name="P7"/>
          </table:table-cell>
          <table:table-cell office:value-type="string">
            <text:p text:style-name="P15">WAS-16 C</text:p>
          </table:table-cell>
        </table:table-row>
      </table:table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11">Nomor</text:p>
          </table:table-cell>
          <table:table-cell table:style-name="Table8.A1" office:value-type="string">
            <text:p text:style-name="P10">:</text:p>
          </table:table-cell>
          <table:table-cell table:style-name="Table8.A1" office:value-type="string">
            <text:p text:style-name="P3">{no_was_16c}</text:p>
          </table:table-cell>
          <table:table-cell table:style-name="Table8.A1" office:value-type="string">
            <text:p text:style-name="P10"/>
          </table:table-cell>
          <table:table-cell table:style-name="Table8.A1" table:number-rows-spanned="2" office:value-type="string">
            <text:p text:style-name="P11">{di}, {tgl_was_16c}</text:p>
          </table:table-cell>
        </table:table-row>
        <table:table-row>
          <table:table-cell table:style-name="Table8.A1" office:value-type="string">
            <text:p text:style-name="P11">Sifat</text:p>
          </table:table-cell>
          <table:table-cell table:style-name="Table8.A1" office:value-type="string">
            <text:p text:style-name="P10">:</text:p>
          </table:table-cell>
          <table:table-cell table:style-name="Table8.A1" office:value-type="string">
            <text:p text:style-name="P11">{sifat}</text:p>
          </table:table-cell>
          <table:table-cell table:style-name="Table8.A1" office:value-type="string">
            <text:p text:style-name="P10"/>
          </table:table-cell>
          <table:covered-table-cell/>
        </table:table-row>
        <table:table-row>
          <table:table-cell table:style-name="Table8.A1" office:value-type="string">
            <text:p text:style-name="P11">Lampiran</text:p>
          </table:table-cell>
          <table:table-cell table:style-name="Table8.A1" office:value-type="string">
            <text:p text:style-name="P10">:</text:p>
          </table:table-cell>
          <table:table-cell table:style-name="Table8.A1" office:value-type="string">
            <text:p text:style-name="P11">{lampiran}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P11">Perihal</text:p>
          </table:table-cell>
          <table:table-cell table:style-name="Table8.A1" office:value-type="string">
            <text:p text:style-name="P10">:</text:p>
          </table:table-cell>
          <table:table-cell table:style-name="Table8.A1" table:number-rows-spanned="4" office:value-type="string">
            <text:p text:style-name="P20">{perihal}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1">KEPADA YTH.</text:p>
          </table:table-cell>
        </table:table-row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covered-table-cell/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1">{kepada}</text:p>
          </table:table-cell>
        </table:table-row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covered-table-cell/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1">DI-</text:p>
          </table:table-cell>
        </table:table-row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covered-table-cell/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1">{di}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/>
          </table:table-cell>
          <table:table-cell table:style-name="Table3.A1" table:number-columns-spanned="2" office:value-type="string">
            <text:p text:style-name="P18"/>
            <text:p text:style-name="P16"><text:span text:style-name="T3"><text:s text:c="6"/></text:span><text:span text:style-name="T1">Sehubungan dengan pemberitahuan usulan untuk dijatuhi hukuman disiplin berat berupa {bentuk_hukuman} terhadap terlapor atas nama {nama_terlapor},</text:span><text:span text:style-name="T3"> </text:span><text:span text:style-name="T1">pangkat (Gol) ......, NIP/NRP. {nip_terlapor}/{nrp_terlapor}, jabatan {jabatan_terlapor}, bersama ini dengan hormat dilaporkan hal-hal sebagai berikut:</text:span></text:p>
            <text:p text:style-name="P17"/>
          </table:table-cell>
          <table:covered-table-cell/>
        </table:table-row>
        <table:table-row>
          <table:table-cell table:style-name="Table3.A1" office:value-type="string">
            <text:p text:style-name="P9"/>
          </table:table-cell>
          <table:table-cell table:style-name="Table3.B2" office:value-type="float" office:value="1">
            <text:p text:style-name="P18">1</text:p>
          </table:table-cell>
          <table:table-cell table:style-name="Table3.A1" office:value-type="string">
            <text:list xml:id="list4991028967081633609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22"><text:span text:style-name="T1">Pemberitahuan dimaksud telah disampaikan kepada terlapor pada tanggal .... sesuai Berita Acara </text:span><text:span text:style-name="T4">pemberitahuan</text:span><text:span text:style-name="T2"> </text:span><text:span text:style-name="T4">akan di</text:span><text:span text:style-name="T2">jatuhkan hukuman </text:span><text:span text:style-name="T4">disiplin berat</text:span><text:span text:style-name="T2"> berupa pemberhentian (BA-WAS 6 terlampir).</text:span></text:p>
                                        <text:p text:style-name="P23"/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3.3">
          <table:table-cell table:style-name="Table3.A1" office:value-type="string">
            <text:p text:style-name="P9"/>
          </table:table-cell>
          <table:table-cell table:style-name="Table3.B2" office:value-type="float" office:value="2">
            <text:p text:style-name="P18">2</text:p>
          </table:table-cell>
          <table:table-cell table:style-name="Table3.A1" office:value-type="string">
            <text:p text:style-name="P19"><text:span text:style-name="T1">Terhadap pemberitahuan tersebut </text:span><text:span text:style-name="T3">terlapor </text:span><text:span text:style-name="T1">men</text:span><text:span text:style-name="T3">yatakan</text:span><text:span text:style-name="T1"> akan mengajukan pembelaan diri dihadapan Majelis Kehormatan Jaksa (Surat Pernyataan BA-WAS 8 terlampir), </text:span><text:span text:style-name="T3">dan pernyataan tersebut</text:span><text:span text:style-name="T1"> masih dalam tenggang waktu yang ditentukan/telah melewati batas waktu yang ditentukan *)</text:span></text:p>
          </table:table-cell>
        </table:table-row>
        <table:table-row>
          <table:table-cell table:style-name="Table3.A1" office:value-type="string">
            <text:p text:style-name="P9"/>
          </table:table-cell>
          <table:table-cell table:style-name="Table3.B2">
            <text:p text:style-name="P18"/>
          </table:table-cell>
          <table:table-cell table:style-name="Table3.A1" office:value-type="string">
            <text:p text:style-name="P16"><text:span text:style-name="T5"><text:s text:c="26"/></text:span><text:span text:style-name="T2">Demikian disampaikan untuk menjadi maklum.</text:span> </text:p>
          </table:table-cell>
        </table:table-row>
      </table:table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{ttd_jabatan}</text:p>
          </table:table-cell>
        </table:table-row>
        <table:table-row table:style-name="Table4.2">
          <table:table-cell table:style-name="Table4.A1" office:value-type="string"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 table:style-name="Table4.3">
          <table:table-cell table:style-name="Table4.A1" office:value-type="string">
            <text:p text:style-name="P14">{ttd_nama}</text:p>
          </table:table-cell>
        </table:table-row>
        <table:table-row table:style-name="Table4.4">
          <table:table-cell table:style-name="Table4.A1" office:value-type="string">
            <text:p text:style-name="P13">{ttd_jabatan}, {ttd_nip}</text:p>
          </table:table-cell>
        </table:table-row>
      </table:table>
      <text:p text:style-name="P2"/>
      <text:p text:style-name="P2">Tembusan:</text:p>
      <text:p text:style-name="P6">[!-- BEGIN tembusan --]{urutan_tembusan}. {jabatan_tembusan}</text:p>
      <text:p text:style-name="P6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>
      <style:text-properties fo:language="id" fo:country="ID" style:font-name-complex="Arial"/>
    </style:style>
    <style:style style:name="WW8Num2z7" style:family="text"/>
    <style:style style:name="WW8Num2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 sp</meta:initial-creator>
    <meta:creation-date>2015-09-03T12:18:10.45</meta:creation-date>
    <dc:date>2016-02-02T09:35:20.71</dc:date>
    <dc:creator>Hasiholan Purba</dc:creator>
    <meta:editing-duration>PT6H46M7S</meta:editing-duration>
    <meta:editing-cycles>60</meta:editing-cycles>
    <meta:generator>OpenOffice/4.1.1$Win32 OpenOffice.org_project/411m6$Build-9775</meta:generator>
    <meta:document-statistic meta:table-count="5" meta:image-count="0" meta:object-count="0" meta:page-count="1" meta:paragraph-count="33" meta:word-count="146" meta:character-count="1127"/>
  </office:meta>
</office:document-meta>
</file>